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78e7" officeooo:paragraph-rsid="000f78e7"/>
    </style:style>
    <style:style style:name="P2" style:family="paragraph" style:parent-style-name="Standard" style:list-style-name="L1">
      <style:text-properties fo:language="en" fo:country="US" officeooo:rsid="000f78e7" officeooo:paragraph-rsid="000f78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8aa97" loext:char-shading-value="0" style:font-weight-asian="bold" style:font-weight-complex="bold"/>
    </style:style>
    <style:style style:name="T3" style:family="text">
      <style:text-properties fo:font-weight="bold" fo:background-color="#f8aa97" loext:char-shading-value="0" style:font-weight-asian="bold" style:font-weight-complex="bold"/>
    </style:style>
    <style:style style:name="T4" style:family="text">
      <style:text-properties fo:background-color="#f8aa97" loext:char-shading-value="0"/>
    </style:style>
    <style:style style:name="T5" style:family="text">
      <style:text-properties fo:background-color="#f8aa97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st</text:p>
      <text:p text:style-name="P1"/>
      <text:p text:style-name="P1">Ce joue au d6. </text:p>
      <text:p text:style-name="P1"/>
      <text:p text:style-name="P1">Un personnage possede:</text:p>
      <text:list xml:id="list206558284" text:style-name="L1">
        <text:list-item>
          <text:p text:style-name="P2"><text:span text:style-name="T3">6 Caracteristiques</text:span> genere par <text:span text:style-name="T3">4 Fondamentales</text:span> (Chaque Carac est determine par l’adition de deux Fondamentale). Leur valeur <text:span text:style-name="T1">moyenne est de 2</text:span>, elle ne peut depasser 6 et depasse rarement 4.</text:p>
        </text:list-item>
      </text:list>
      <text:p text:style-name="P1"/>
      <text:list xml:id="list190217566764767" text:continue-numbering="true" text:style-name="L1">
        <text:list-item>
          <text:p text:style-name="P2">Des <text:span text:style-name="T3">Competences</text:span>, ayant une valeur de <text:span text:style-name="T5">0 a 6</text:span>, <text:line-break/>pouvant ensuite evoluer en specialite,<text:span text:style-name="T5"> </text:span><text:span text:style-name="T3">les Maitrises</text:span>, allant aussi de 0 a 6.</text:p>
        </text:list-item>
      </text:list>
      <text:p text:style-name="P1"/>
      <text:p text:style-name="P1">Pour effectuer une action l’ont lance <text:span text:style-name="T3">[Caracteristique + Maitrise]</text:span><text:span text:style-name="T5"> d6</text:span>, l’action est reussie <text:span text:style-name="T5">si au moins un des est egale ou inferieur a la competence, 1 etant toujours reussie, et 6 toujours rate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8:30:07.360000000</meta:creation-date>
    <meta:generator>LibreOffice/6.0.0.3$Windows_X86_64 LibreOffice_project/64a0f66915f38c6217de274f0aa8e15618924765</meta:generator>
    <dc:date>2019-04-26T19:02:16.528000000</dc:date>
    <meta:editing-duration>PT21M29S</meta:editing-duration>
    <meta:editing-cycles>1</meta:editing-cycles>
    <meta:document-statistic meta:table-count="0" meta:image-count="0" meta:object-count="0" meta:page-count="1" meta:paragraph-count="6" meta:word-count="95" meta:character-count="548" meta:non-whitespace-character-count="459"/>
  </office:meta>
</office:document-meta>
</file>